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11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1"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 style:list-style-name="L5"/>
    <style:style style:name="P24" style:family="paragraph" style:parent-style-name="Standard" style:list-style-name="L7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10"/>
    <style:style style:name="P28" style:family="paragraph" style:parent-style-name="Text_20_body" style:list-style-name="L6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nur Yunusov</text:p>
      <text:p text:style-name="P2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1">• </text:span><text:a xlink:type="simple" xlink:href="http://www.minnur.com/" text:style-name="Internet_20_link" text:visited-style-name="Visited_20_Internet_20_Link"><text:span text:style-name="Internet_20_link"><text:span text:style-name="T11">www.minnur.com</text:span></text:span></text:a><text:span text:style-name="T6"> </text:span><text:span text:style-name="T11">• </text:span><text:span text:style-name="T5">213.304.7627</text:span></text:p>
      <text:p text:style-name="P3"/>
      <text:p text:style-name="P3"/>
      <text:p text:style-name="P11">Summary</text:p>
      <text:p text:style-name="P6"/>
      <text:list xml:id="list4944858801247713094" text:style-name="L1">
        <text:list-item>
          <text:p text:style-name="P16">Proven ability to jump into new projects and learn new technologies quickly.</text:p>
        </text:list-item>
        <text:list-item>
          <text:p text:style-name="P16">Proven ability to quickly create prototypes (proof of concept prototyping).</text:p>
        </text:list-item>
        <text:list-item>
          <text:p text:style-name="P16">Proven track record of initiating and delivering successful projects and SaaS products.</text:p>
        </text:list-item>
      </text:list>
      <text:p text:style-name="P6"/>
      <text:p text:style-name="P8">Professional Experience</text:p>
      <text:p text:style-name="P8"/>
      <text:p text:style-name="P6">Presshub.io – San Francisco, CA</text:p>
      <text:p text:style-name="P10">Founder, June 2016 – Present</text:p>
      <text:p text:style-name="P5"/>
      <text:list xml:id="list7411584400820402232" text:style-name="L2">
        <text:list-item>
          <text:p text:style-name="P17">Developed and launched content distribution API platform that lets anyone publish their content to Apple News, Facebook Instant Articles, Medium and other content platforms.</text:p>
        </text:list-item>
        <text:list-item>
          <text:p text:style-name="P17">Build server infrastructure with several web-heads, load balancers (HAProxy) and database replications.</text:p>
        </text:list-item>
      </text:list>
      <text:p text:style-name="P8"/>
      <text:p text:style-name="P6">Chapter Three – San Francisco, CA</text:p>
      <text:p text:style-name="P10">Senior Drupal Developer, June 2015 – Present</text:p>
      <text:p text:style-name="P5"/>
      <text:list xml:id="list5723009795145538494" text:style-name="L3">
        <text:list-item>
          <text:p text:style-name="P18">Integrated third-party systems (Hubspot, Apple News, Facebook, Twitter, Click &amp; Pledge etc).</text:p>
        </text:list-item>
        <text:list-item>
          <text:p text:style-name="P18">Implemented Greenhouse Job Board API for Pinterest's Careers website.</text:p>
        </text:list-item>
        <text:list-item>
          <text:p text:style-name="P18">Integrated SSO (SimpleSAMLphp with ADFS and PingOne, OAuth2) for both D7 and D8.</text:p>
        </text:list-item>
        <text:list-item>
          <text:p text:style-name="P18">Performed database migrations (Bricolage to Drupal, MsSQL to Drupal using Migrate module).</text:p>
        </text:list-item>
        <text:list-item>
          <text:p text:style-name="P18">One of the principal developer of the Apple News Drupal 7 module and Apple News PHP library.</text:p>
        </text:list-item>
        <text:list-item>
          <text:p text:style-name="P18">Maintained and supported Drupal 7 and Drupal 8 sites.</text:p>
        </text:list-item>
      </text:list>
      <text:p text:style-name="P8"/>
      <text:p text:style-name="P6">Urban Insight, Inc – Los Angeles, CA</text:p>
      <text:p text:style-name="P10">Web Developer, September 2009 – June 2015</text:p>
      <text:p text:style-name="P5"/>
      <text:list xml:id="list5279082045379809982" text:style-name="L4">
        <text:list-item>
          <text:p text:style-name="P19">Developed and maintained high-traffic news websites (NeonTommy.com, ATVN.org).</text:p>
        </text:list-item>
        <text:list-item>
          <text:p text:style-name="P19">Collaborated with client's developer teams to solve various project related problems.</text:p>
        </text:list-item>
        <text:list-item>
          <text:p text:style-name="P20">Performed internal semi-weekly code reviews of other developers to improve their code.</text:p>
        </text:list-item>
        <text:list-item>
          <text:p text:style-name="P20">Participated in internal kick-off project meetings and provided estimates.</text:p>
        </text:list-item>
        <text:list-item>
          <text:p text:style-name="P20">Presented various project overviews, technical details to other internal developers to enhance their skills.</text:p>
        </text:list-item>
        <text:list-item>
          <text:p text:style-name="P20">Performed database migration from various systems into Drupal.</text:p>
        </text:list-item>
        <text:list-item>
          <text:p text:style-name="P20">Optimized server load issues for various websites by optimizing MySQL queries and integrating various caching technologies such as Varnish, Memcached and Redis.</text:p>
        </text:list-item>
        <text:list-item>
          <text:p text:style-name="P20">Integrated Drupal with various third-party services such as Salesforce, Facebook, Twitter, Mailchimp, Google Maps, Constant Contact.</text:p>
        </text:list-item>
        <text:list-item>
          <text:p text:style-name="P20">Developed video courses platform (Planetizen Courses) for Urban Planners.</text:p>
        </text:list-item>
        <text:list-item>
          <text:p text:style-name="P20">Developed custom e-commerce system for Planetizen – urban planning news website.</text:p>
        </text:list-item>
        <text:list-item>
          <text:p text:style-name="P20">Implemented recurring payments with Authorize.net.</text:p>
        </text:list-item>
        <text:list-item>
          <text:p text:style-name="P20">Implemented various responsive and non-responsive Drupal themes.</text:p>
        </text:list-item>
        <text:list-item>
          <text:p text:style-name="P20"><text:soft-page-break/>Developed data migration scripts to migrate sites to Pantheon and Acquia platforms.</text:p>
        </text:list-item>
        <text:list-item>
          <text:p text:style-name="P20">Technologies used include: LAMP (PHP 5, MySQL), HTML/XHTML, CSS, jQuery/Javascript, AngularJS, AJAX, Drupal 5, 6, 7, Wordpress, Memcached, Varnish, Redis, GIT, SVN.</text:p>
        </text:list-item>
      </text:list>
      <text:p text:style-name="P5"/>
      <text:p text:style-name="P5"/>
      <text:p text:style-name="P7">Freelance</text:p>
      <text:p text:style-name="P5"/>
      <text:list xml:id="list2056532612219053764" text:style-name="L5">
        <text:list-item>
          <text:p text:style-name="P23"><text:span text:style-name="T5">Implemented AMP and Apple News in Wordpress for </text:span><text:span text:style-name="T8">D'Marge.</text:span></text:p>
        </text:list-item>
        <text:list-item>
          <text:p text:style-name="P23"><text:span text:style-name="T5">Developed and implemented SSO solution between Magento and Drupal for </text:span><text:span text:style-name="T8">DWELL</text:span><text:span text:style-name="T5">.</text:span></text:p>
        </text:list-item>
        <text:list-item>
          <text:p text:style-name="P23"><text:span text:style-name="T5">Implemented new design for </text:span><text:span text:style-name="T8">Digital Realty's</text:span><text:span text:style-name="T5"> website on site.com (Salesforce).</text:span></text:p>
        </text:list-item>
        <text:list-item>
          <text:p text:style-name="P23"><text:span text:style-name="T5">Maintained </text:span><text:span text:style-name="T8">MagMutual's</text:span><text:span text:style-name="T5"> Drupal website.</text:span></text:p>
        </text:list-item>
        <text:list-item>
          <text:p text:style-name="P23"><text:span text:style-name="T5">Developed features for </text:span><text:span text:style-name="T8">Linguistic Society of America's</text:span><text:span text:style-name="T5"> website.</text:span></text:p>
        </text:list-item>
        <text:list-item>
          <text:p text:style-name="P23"><text:span text:style-name="T5">Developed international registration page for </text:span><text:span text:style-name="T8">Williams-Sonoma, Inc. Designer Marketplace</text:span><text:span text:style-name="T5">.</text:span></text:p>
        </text:list-item>
        <text:list-item>
          <text:p text:style-name="P23"><text:span text:style-name="T5">Maintained </text:span><text:span text:style-name="T8">Mindsight Institute's</text:span><text:span text:style-name="T5"> website.</text:span></text:p>
        </text:list-item>
        <text:list-item>
          <text:p text:style-name="P23"><text:span text:style-name="T5">Created first version of the </text:span><text:span text:style-name="T8">LearnDC</text:span><text:span text:style-name="T5"> website.</text:span></text:p>
        </text:list-item>
        <text:list-item>
          <text:p text:style-name="P23"><text:span text:style-name="T5">Maintained Drupal version of the </text:span><text:span text:style-name="T8">Youth Service America's</text:span><text:span text:style-name="T5"> website. </text:span></text:p>
        </text:list-item>
      </text:list>
      <text:p text:style-name="P5"/>
      <text:p text:style-name="P5"/>
      <text:p text:style-name="P8">Education</text:p>
      <text:p text:style-name="P8"/>
      <text:p text:style-name="P6">Tyumen State University – Tyumen, Russia</text:p>
      <text:p text:style-name="P10">Master's Degree in Computer Science, 2003 – 2009</text:p>
      <text:p text:style-name="P4"/>
      <text:list xml:id="list2059361106120754177" text:style-name="L6">
        <text:list-item>
          <text:p text:style-name="P28">Emphasis on System Engineering and Information Technologies.</text:p>
        </text:list-item>
      </text:list>
      <text:p text:style-name="P12"/>
      <text:p text:style-name="P13">Numbers</text:p>
      <text:p text:style-name="P9">Presshub.io, Inc</text:p>
      <text:p text:style-name="P9"/>
      <text:list xml:id="list866115029613272599" text:style-name="L7">
        <text:list-item>
          <text:p text:style-name="P24"><text:span text:style-name="T5">Built content distribution platform and launched a company in </text:span><text:span text:style-name="T7">3</text:span><text:span text:style-name="T5"> months. Currently I have a number of clients using it and the project supports itself. </text:span></text:p>
        </text:list-item>
      </text:list>
      <text:p text:style-name="P8"/>
      <text:p text:style-name="P14">Chapter Three.</text:p>
      <text:list xml:id="list5444658537750281947" text:style-name="L8">
        <text:list-item>
          <text:p text:style-name="P25"><text:span text:style-name="T5">At Chapter Three, I maintained about </text:span><text:span text:style-name="T9">220</text:span><text:span text:style-name="T5"> websites. </text:span></text:p>
        </text:list-item>
        <text:list-item>
          <text:p text:style-name="P25"><text:span text:style-name="T5">Migrated over </text:span><text:span text:style-name="T9">70</text:span><text:span text:style-name="T5"> websites from .NET system to Drupal 7. </text:span></text:p>
        </text:list-item>
        <text:list-item>
          <text:p text:style-name="P25"><text:span text:style-name="T5">Wrote about </text:span><text:span text:style-name="T9">18</text:span><text:span text:style-name="T5"> blog posts on a company website, including blog posts about Drupal 8.</text:span></text:p>
        </text:list-item>
        <text:list-item>
          <text:p text:style-name="P25"><text:span text:style-name="T5">Over than </text:span><text:span text:style-name="T9">95%</text:span><text:span text:style-name="T5"> of all projects launched on time.</text:span></text:p>
        </text:list-item>
      </text:list>
      <text:p text:style-name="P8"/>
      <text:p text:style-name="P14">Urban Insight, Inc.</text:p>
      <text:list xml:id="list138027732477030507" text:style-name="L9">
        <text:list-item>
          <text:p text:style-name="P26"><text:span text:style-name="T5">At Urban Insight, Inc, I launched and maintained around </text:span><text:span text:style-name="T9">50</text:span><text:span text:style-name="T5"> websites. </text:span></text:p>
        </text:list-item>
        <text:list-item>
          <text:p text:style-name="P26"><text:span text:style-name="T5">About </text:span><text:span text:style-name="T9">94%</text:span><text:span text:style-name="T5"> of them build using Drupal. </text:span><text:span text:style-name="T9">1%</text:span><text:span text:style-name="T5"> WordPress sites. </text:span><text:span text:style-name="T9">5%</text:span><text:span text:style-name="T5"> of .NET projects. </text:span></text:p>
        </text:list-item>
        <text:list-item>
          <text:p text:style-name="P26"><text:span text:style-name="T5">I maintained around </text:span><text:span text:style-name="T9">26%</text:span><text:span text:style-name="T5"> of all those projects. In average I maintain </text:span><text:span text:style-name="T9">3-5</text:span><text:span text:style-name="T5"> sites at a time.</text:span></text:p>
        </text:list-item>
        <text:list-item>
          <text:p text:style-name="P26"><text:span text:style-name="T5">Around </text:span><text:span text:style-name="T9">80%</text:span><text:span text:style-name="T5"> of my estimates are correct and features are implemented within the estimate or even in less time. </text:span></text:p>
        </text:list-item>
        <text:list-item>
          <text:p text:style-name="P26"><text:span text:style-name="T5">Around </text:span><text:span text:style-name="T9">30%</text:span><text:span text:style-name="T8"> </text:span><text:span text:style-name="T10">of projects were migrated either from other CMS or older versions of Drupal to the most recent.</text:span></text:p>
        </text:list-item>
        <text:list-item>
          <text:p text:style-name="P26"><text:span text:style-name="T5">My salary has grown over </text:span><text:span text:style-name="T9">175%</text:span><text:span text:style-name="T5"> since I started working at the company.</text:span></text:p>
        </text:list-item>
        <text:list-item>
          <text:p text:style-name="P26"><text:soft-page-break/><text:span text:style-name="T5">Custom e-commerce module I developed increased the number of sales on one of the sites by about </text:span><text:span text:style-name="T9">10%</text:span><text:span text:style-name="T5">.</text:span></text:p>
        </text:list-item>
        <text:list-item>
          <text:p text:style-name="P26"><text:span text:style-name="T5">Over than </text:span><text:span text:style-name="T9">95%</text:span><text:span text:style-name="T5"> of all projects launched on time.</text:span></text:p>
        </text:list-item>
      </text:list>
      <text:p text:style-name="P5"/>
      <text:p text:style-name="P9">Freelance</text:p>
      <text:p text:style-name="P9"/>
      <text:list xml:id="list7785900348303481720" text:style-name="L10">
        <text:list-item>
          <text:p text:style-name="P27"><text:span text:style-name="T5">I maintained around </text:span><text:span text:style-name="T9">10</text:span><text:span text:style-name="T5"> sites on my spare time. </text:span></text:p>
        </text:list-item>
        <text:list-item>
          <text:p text:style-name="P27"><text:span text:style-name="T9">5</text:span><text:span text:style-name="T5"> of them nationally recognized companies. </text:span></text:p>
        </text:list-item>
        <text:list-item>
          <text:p text:style-name="P27"><text:span text:style-name="T9">100%</text:span><text:span text:style-name="T5"> of all projects delivered on time.</text:span></text:p>
        </text:list-item>
        <text:list-item>
          <text:p text:style-name="P27"><text:span text:style-name="T9">90%</text:span><text:span text:style-name="T5"> of my clients are hiring me for their new projects.</text:span></text:p>
        </text:list-item>
      </text:list>
      <text:p text:style-name="P5"/>
      <text:p text:style-name="P8">Hobbies</text:p>
      <text:p text:style-name="P4"/>
      <text:list xml:id="list950859508604208997" text:style-name="L11">
        <text:list-item>
          <text:p text:style-name="P22">I am building a new startup and learning iOS and Android development to solve global problems.</text:p>
        </text:list-item>
        <text:list-item>
          <text:p text:style-name="P22">When time permits I am preparing myself to become a pilot.</text:p>
        </text:list-item>
        <text:list-item>
          <text:p text:style-name="P22">Built several successful open source projects (Wordpress and Drupal plugins)</text:p>
        </text:list-item>
        <text:list-item>
          <text:p text:style-name="P21">Oil painting and photograph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– </text:span><text:span text:style-name="MT2">213.304.7627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5-12T13:15:11</dc:date>
    <meta:editing-cycles>62</meta:editing-cycles>
    <meta:editing-duration>PT14H14M15S</meta:editing-duration>
    <meta:generator>OpenOffice/4.1.3$Unix OpenOffice.org_project/413m1$Build-9783</meta:generator>
    <meta:document-statistic meta:table-count="0" meta:image-count="0" meta:object-count="0" meta:page-count="3" meta:paragraph-count="77" meta:word-count="784" meta:character-count="5012"/>
  </office:meta>
</office:document-meta>
</file>